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Tous les éléments ciblés dans le HTML</text:p>
      <text:p text:style-name="Standard"><text:line-break/>let guessPrice = document.getElementById("guess");<text:line-break/>let validationButton = document.getElementById("validation");<text:line-break/>let paragrapheMessage = document.getElementById("message");<text:line-break/><text:line-break/>// Gestion des évènements</text:p>
      <text:p text:style-name="Standard"><text:line-break/>validationButton.onclick = checkGuess;<text:line-break/><text:line-break/>// Variables<text:line-break/>let userGuess;<text:line-break/>let randomPrice;<text:line-break/><text:line-break/>// Générer un nombre aléatoire<text:line-break/>initGame();<text:line-break/><text:line-break/><text:line-break/>// FONCTIONS<text:line-break/><text:line-break/>function checkGuess() {<text:line-break/> <text:s text:c="3"/><text:line-break/> <text:s text:c="3"/>// Récupérer la saisie<text:line-break/> <text:s text:c="3"/>userGuess = guessPrice.value;<text:line-break/><text:line-break/> <text:s text:c="3"/>// Vérifier la donnée<text:line-break/> <text:s text:c="3"/>if (userGuess &lt; randomPrice) {<text:line-break/> <text:s text:c="7"/>paragrapheMessage.innerHTML = "+ GRAND";<text:line-break/> <text:s text:c="3"/>} else if (userGuess &gt; randomPrice) {<text:line-break/> <text:s text:c="7"/>paragrapheMessage.innerHTML = "+ PETIT";<text:line-break/> <text:s text:c="3"/>} else {<text:line-break/> <text:s text:c="7"/>paragrapheMessage.innerHTML = "BRAVO";<text:line-break/> <text:s text:c="7"/>initGame();<text:line-break/> <text:s text:c="3"/>}<text:line-break/> <text:s text:c="3"/><text:line-break/>}<text:line-break/><text:line-break/>function initGame() {<text:line-break/> <text:s text:c="3"/>// 1 - Nouveau tirage<text:line-break/> <text:s text:c="3"/>randomPrice = Math.floor(Math.random() * 100);<text:line-break/> <text:s text:c="3"/>console.log(randomPrice);<text:line-break/><text:line-break/> <text:s text:c="3"/>// 2 - enlever le paragraphe<text:line-break/> <text:s text:c="3"/>paragrapheMessage.innerHTML = "BONNE CHANCE !"; <text:s text:c="3"/>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5T17:24:34.97</meta:creation-date>
    <meta:document-statistic meta:table-count="0" meta:image-count="0" meta:object-count="0" meta:page-count="1" meta:paragraph-count="3" meta:word-count="110" meta:character-count="992"/>
    <dc:date>2021-08-15T17:26:23.47</dc:date>
    <meta:editing-duration>PT1M50S</meta:editing-duration>
    <meta:editing-cycles>1</meta:editing-cycles>
    <meta:generator>OpenOffice/4.1.7$Win32 OpenOffice.org_project/417m1$Build-9800</meta:generator>
  </office:meta>
</office:document-meta>
</file>